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4288" calcext:value-type="float">
            <text:p>51.8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1032" calcext:value-type="float">
            <text:p>51.6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0032" calcext:value-type="float">
            <text:p>51.3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2296" calcext:value-type="float">
            <text:p>49.6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6328" calcext:value-type="float">
            <text:p>49.1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8792" calcext:value-type="float">
            <text:p>49.0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0712" calcext:value-type="float">
            <text:p>49.1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8008" calcext:value-type="float">
            <text:p>47.3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1328" calcext:value-type="float">
            <text:p>43.3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6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5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4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4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4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4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4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4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4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3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704</text:p>
          </table:table-cell>
          <table:table-cell office:value-type="string" calcext:value-type="string">
            <text:p>Hereford SE Quad</text:p>
          </table:table-cell>
          <table:table-cell office:value-type="string" calcext:value-type="string">
            <text:p>193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